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5ab" officeooo:paragraph-rsid="000645ab"/>
    </style:style>
    <style:style style:name="P2" style:family="paragraph" style:parent-style-name="Standard">
      <style:text-properties officeooo:rsid="000853ac" officeooo:paragraph-rsid="000853ac"/>
    </style:style>
    <style:style style:name="P3" style:family="paragraph" style:parent-style-name="Standard">
      <style:text-properties officeooo:rsid="00089a2f" officeooo:paragraph-rsid="00089a2f"/>
    </style:style>
    <style:style style:name="T1" style:family="text">
      <style:text-properties officeooo:rsid="00066f7f"/>
    </style:style>
    <style:style style:name="T2" style:family="text">
      <style:text-properties officeooo:rsid="000853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02 3</text:p>
      <text:p text:style-name="P1">→ machine virtuelle, <text:span text:style-name="T1">création d’un serveur web sur une machine linux</text:span></text:p>
      <text:p text:style-name="P1"><text:tab/>→<text:span text:style-name="T1"> apache : serveur web open source</text:span></text:p>
      <text:p text:style-name="P1"><text:tab/><text:span text:style-name="T1">apache et NginX → cv</text:span></text:p>
      <text:p text:style-name="P1"/>
      <text:p text:style-name="P1">.<text:span text:style-name="T2">ova : archive de la machine virtuelle</text:span></text:p>
      <text:p text:style-name="P2">vidéo : on présente les différentes fonctionnalités (mode dev et mode debbogage)</text:p>
      <text:p text:style-name="P3">notice du mode dev au mode p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8T14:41:39.155000000</meta:creation-date>
    <dc:date>2022-03-28T17:36:15.942000000</dc:date>
    <meta:editing-duration>PT2H24M6S</meta:editing-duration>
    <meta:editing-cycles>2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7" meta:word-count="52" meta:character-count="287" meta:non-whitespace-character-count="240"/>
  </office:meta>
</office:document-meta>
</file>